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officeooo:paragraph-rsid="00027dbb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27d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st login: Tue Jul <text:s/>7 13:27:12 on ttys007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-v</text:span></text:p>
      <text:p text:style-name="Standard">zsh: command not found: docker-machine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base=https://github.com/docker/machine/releases/download/v0.16.0 &amp;&amp;</text:span></text:p>
      <text:p text:style-name="P1"><text:s text:c="2"/>curl -L $base/docker-machine-$(uname -s)-$(uname -m) &gt;/usr/local/bin/docker-machine &amp;&amp;</text:p>
      <text:p text:style-name="P1"><text:s text:c="2"/>chmod +x /usr/local/bin/docker-machine</text:p>
      <text:p text:style-name="Standard"><text:s text:c="2"/>% Total <text:s text:c="3"/>% Received % Xferd <text:s/>Average Speed <text:s text:c="2"/>Time <text:s text:c="3"/>Time <text:s text:c="4"/>Time <text:s/>Current</text:p>
      <text:p text:style-name="Standard"><text:s text:c="33"/>Dload <text:s/>Upload <text:s text:c="2"/>Total <text:s text:c="2"/>Spent <text:s text:c="3"/>Left <text:s/>Speed</text:p>
      <text:p text:style-name="Standard">100 <text:s text:c="2"/>639 <text:s/>100 <text:s text:c="2"/>639 <text:s text:c="3"/>0 <text:s text:c="4"/>0 <text:s text:c="3"/>998 <text:s text:c="5"/>0 --:--:-- --:--:-- --:--:-- <text:s text:c="2"/>996</text:p>
      <text:p text:style-name="Standard">100 32.0M <text:s/>100 32.0M <text:s text:c="3"/>0 <text:s text:c="4"/>0 <text:s/>2188k <text:s text:c="5"/>0 <text:s/>0:00:14 <text:s/>0:00:14 --:--:-- 4334k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version</text:span></text:p>
      <text:p text:style-name="Standard">docker-machine version 0.16.0, build 702c267f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create -driver virtualbox mgr1</text:span></text:p>
      <text:p text:style-name="Standard">Creating CA: /Users/vinodkumar/.docker/machine/certs/ca.pem</text:p>
      <text:p text:style-name="Standard">Creating client certificate: /Users/vinodkumar/.docker/machine/certs/cert.pem</text:p>
      <text:p text:style-name="Standard">Running pre-create checks...</text:p>
      <text:p text:style-name="Standard">(mgr1) Image cache directory does not exist, creating it at /Users/vinodkumar/.docker/machine/cache...</text:p>
      <text:p text:style-name="Standard">(mgr1) No default Boot2Docker ISO found locally, downloading the latest release...</text:p>
      <text:p text:style-name="Standard">(mgr1) Latest release for github.com/boot2docker/boot2docker is v19.03.12</text:p>
      <text:p text:style-name="Standard">(mgr1) Downloading /Users/vinodkumar/.docker/machine/cache/boot2docker.iso from https://github.com/boot2docker/boot2docker/releases/download/v19.03.12/boot2docker.iso...</text:p>
      <text:p text:style-name="Standard">(mgr1) 0%....10%....20%....30%....40%....50%....60%....70%....80%....90%....100%</text:p>
      <text:p text:style-name="Standard">Creating machine...</text:p>
      <text:p text:style-name="Standard">(mgr1) Copying /Users/vinodkumar/.docker/machine/cache/boot2docker.iso to /Users/vinodkumar/.docker/machine/machines/mgr1/boot2docker.iso...</text:p>
      <text:p text:style-name="Standard">(mgr1) Creating VirtualBox VM...</text:p>
      <text:p text:style-name="Standard">(mgr1) Creating SSH key...</text:p>
      <text:p text:style-name="Standard">(mgr1) Starting the VM...</text:p>
      <text:p text:style-name="Standard">(mgr1) Check network to re-create if needed...</text:p>
      <text:p text:style-name="Standard">(mgr1) Found a new host-only adapter: "vboxnet0"</text:p>
      <text:p text:style-name="Standard">(mgr1) Waiting for an IP...</text:p>
      <text:p text:style-name="Standard">Waiting for machine to be running, this may take a few minutes...</text:p>
      <text:p text:style-name="Standard">Detecting operating system of created instance...</text:p>
      <text:p text:style-name="Standard">Waiting for SSH to be available...</text:p>
      <text:p text:style-name="Standard">Detecting the provisioner...</text:p>
      <text:p text:style-name="Standard"><text:soft-page-break/>Provisioning with boot2docker...</text:p>
      <text:p text:style-name="Standard">Copying certs to the local machine directory...</text:p>
      <text:p text:style-name="Standard">Copying certs to the remote machine...</text:p>
      <text:p text:style-name="Standard">Setting Docker configuration on the remote daemon...</text:p>
      <text:p text:style-name="Standard">Checking connection to Docker...</text:p>
      <text:p text:style-name="Standard">Docker is up and running!</text:p>
      <text:p text:style-name="Standard">To see how to connect your Docker Client to the Docker Engine running on this virtual machine, run: docker-machine env mgr1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ls</text:span></text:p>
      <text:p text:style-name="Standard">NAME <text:s text:c="2"/>ACTIVE <text:s text:c="2"/>DRIVER <text:s text:c="6"/>STATE <text:s text:c="4"/>URL <text:s text:c="24"/>SWARM <text:s text:c="2"/>DOCKER <text:s text:c="5"/>ERRORS</text:p>
      <text:p text:style-name="Standard">mgr1 <text:s text:c="2"/>- <text:s text:c="7"/>virtualbox <text:s text:c="2"/>Running <text:s text:c="2"/>tcp://192.168.99.100:2376 <text:s text:c="10"/>v19.03.12 <text:s text:c="2"/>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create --driver virtualbox wrkr1</text:span></text:p>
      <text:p text:style-name="Standard">Running pre-create checks...</text:p>
      <text:p text:style-name="Standard">Creating machine...</text:p>
      <text:p text:style-name="Standard">(wrkr1) Copying /Users/vinodkumar/.docker/machine/cache/boot2docker.iso to /Users/vinodkumar/.docker/machine/machines/wrkr1/boot2docker.iso...</text:p>
      <text:p text:style-name="Standard">(wrkr1) Creating VirtualBox VM...</text:p>
      <text:p text:style-name="Standard">(wrkr1) Creating SSH key...</text:p>
      <text:p text:style-name="Standard">(wrkr1) Starting the VM...</text:p>
      <text:p text:style-name="Standard">(wrkr1) Check network to re-create if needed...</text:p>
      <text:p text:style-name="Standard">(wrkr1) Waiting for an IP...</text:p>
      <text:p text:style-name="Standard">Waiting for machine to be running, this may take a few minutes...</text:p>
      <text:p text:style-name="Standard">Detecting operating system of created instance...</text:p>
      <text:p text:style-name="Standard">Waiting for SSH to be available...</text:p>
      <text:p text:style-name="Standard">Detecting the provisioner...</text:p>
      <text:p text:style-name="Standard">Provisioning with boot2docker...</text:p>
      <text:p text:style-name="Standard">Copying certs to the local machine directory...</text:p>
      <text:p text:style-name="Standard">Copying certs to the remote machine...</text:p>
      <text:p text:style-name="Standard">Setting Docker configuration on the remote daemon...</text:p>
      <text:p text:style-name="Standard">Checking connection to Docker...</text:p>
      <text:p text:style-name="Standard">Docker is up and running!</text:p>
      <text:p text:style-name="Standard">To see how to connect your Docker Client to the Docker Engine running on this virtual machine, run: docker-machine env wrkr1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create --driver virtualbox wrkr2</text:span></text:p>
      <text:p text:style-name="Standard">Running pre-create checks...</text:p>
      <text:p text:style-name="Standard">Creating machine...</text:p>
      <text:p text:style-name="Standard">(wrkr2) Copying /Users/vinodkumar/.docker/machine/cache/boot2docker.iso to /Users/vinodkumar/.docker/machine/machines/wrkr2/boot2docker.iso...</text:p>
      <text:p text:style-name="Standard">(wrkr2) Creating VirtualBox VM...</text:p>
      <text:p text:style-name="Standard">(wrkr2) Creating SSH key...</text:p>
      <text:p text:style-name="Standard"><text:soft-page-break/>(wrkr2) Starting the VM...</text:p>
      <text:p text:style-name="Standard">(wrkr2) Check network to re-create if needed...</text:p>
      <text:p text:style-name="Standard">(wrkr2) Waiting for an IP...</text:p>
      <text:p text:style-name="Standard">Waiting for machine to be running, this may take a few minutes...</text:p>
      <text:p text:style-name="Standard">Detecting operating system of created instance...</text:p>
      <text:p text:style-name="Standard">Waiting for SSH to be available...</text:p>
      <text:p text:style-name="Standard">Detecting the provisioner...</text:p>
      <text:p text:style-name="Standard">Provisioning with boot2docker...</text:p>
      <text:p text:style-name="Standard">Copying certs to the local machine directory...</text:p>
      <text:p text:style-name="Standard">Copying certs to the remote machine...</text:p>
      <text:p text:style-name="Standard">Setting Docker configuration on the remote daemon...</text:p>
      <text:p text:style-name="Standard">Checking connection to Docker...</text:p>
      <text:p text:style-name="Standard">Docker is up and running!</text:p>
      <text:p text:style-name="Standard">To see how to connect your Docker Client to the Docker Engine running on this virtual machine, run: docker-machine env wrkr2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create --driver virtualbox wrkr3</text:span></text:p>
      <text:p text:style-name="Standard">Running pre-create checks...</text:p>
      <text:p text:style-name="Standard">Creating machine...</text:p>
      <text:p text:style-name="Standard">(wrkr3) Copying /Users/vinodkumar/.docker/machine/cache/boot2docker.iso to /Users/vinodkumar/.docker/machine/machines/wrkr3/boot2docker.iso...</text:p>
      <text:p text:style-name="Standard">(wrkr3) Creating VirtualBox VM...</text:p>
      <text:p text:style-name="Standard">(wrkr3) Creating SSH key...</text:p>
      <text:p text:style-name="Standard">(wrkr3) Starting the VM...</text:p>
      <text:p text:style-name="Standard">(wrkr3) Check network to re-create if needed...</text:p>
      <text:p text:style-name="Standard">(wrkr3) Waiting for an IP...</text:p>
      <text:p text:style-name="Standard">Waiting for machine to be running, this may take a few minutes...</text:p>
      <text:p text:style-name="Standard">Detecting operating system of created instance...</text:p>
      <text:p text:style-name="Standard">Waiting for SSH to be available...</text:p>
      <text:p text:style-name="Standard">Detecting the provisioner...</text:p>
      <text:p text:style-name="Standard">Provisioning with boot2docker...</text:p>
      <text:p text:style-name="Standard">Copying certs to the local machine directory...</text:p>
      <text:p text:style-name="Standard">Copying certs to the remote machine...</text:p>
      <text:p text:style-name="Standard">Setting Docker configuration on the remote daemon...</text:p>
      <text:p text:style-name="Standard">Checking connection to Docker...</text:p>
      <text:p text:style-name="Standard">Docker is up and running!</text:p>
      <text:p text:style-name="Standard">To see how to connect your Docker Client to the Docker Engine running on this virtual machine, run: docker-machine env wrkr3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ip mgr1</text:span></text:p>
      <text:p text:style-name="Standard">192.168.99.100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ssh mgr1</text:span></text:p>
      <text:p text:style-name="Standard"><text:soft-page-break/><text:s text:c="3"/>( '&gt;')</text:p>
      <text:p text:style-name="Standard"><text:s text:c="2"/>/) TC (\ <text:s text:c="2"/>Core is distributed with ABSOLUTELY NO WARRANTY.</text:p>
      <text:p text:style-name="Standard"><text:s/>(/-_--_-\) <text:s text:c="10"/>www.tinycorelinux.net</text:p>
      <text:p text:style-name="Standard"/>
      <text:p text:style-name="Standard">docker@mgr1:~$ <text:span text:style-name="T2">docker swarm init --advertise-addr 192.168.99.100</text:span></text:p>
      <text:p text:style-name="Standard">Swarm initialized: current node (nkrzsres16o5aqievz65n7yrr) is now a manager.</text:p>
      <text:p text:style-name="Standard"/>
      <text:p text:style-name="Standard">To add a worker to this swarm, run the following command:</text:p>
      <text:p text:style-name="Standard"/>
      <text:p text:style-name="Standard"><text:s text:c="4"/>docker swarm join --token SWMTKN-1-33ndanqg6p7r6wd4dpgzq3hbr5y4lvrneinfsgyhzubyoitmib-ecf6l9h8q65385ltvv099x1ur 192.168.99.100:2377</text:p>
      <text:p text:style-name="Standard"/>
      <text:p text:style-name="Standard">To add a manager to this swarm, run 'docker swarm join-token manager' and follow the instructions.</text:p>
      <text:p text:style-name="Standard"/>
      <text:p text:style-name="Standard">docker@mgr1:~$ <text:span text:style-name="T2">docker node ls </text:span><text:s text:c="83"/></text:p>
      <text:p text:style-name="Standard">ID <text:s text:c="27"/>HOSTNAME <text:s text:c="11"/>STATUS <text:s text:c="13"/>AVAILABILITY <text:s text:c="7"/>MANAGER STATUS <text:s text:c="5"/>ENGINE VERSION</text:p>
      <text:p text:style-name="Standard">nkrzsres16o5aqievz65n7yrr * <text:s text:c="2"/>mgr1 <text:s text:c="15"/>Ready <text:s text:c="14"/>Active <text:s text:c="13"/>Leader <text:s text:c="13"/>19.03.12</text:p>
      <text:p text:style-name="Standard">docker@mgr1:~$ <text:span text:style-name="T2">docker swarm join-token</text:span> <text:s text:c="74"/></text:p>
      <text:p text:style-name="Standard">"docker swarm join-token" requires exactly 1 argument.</text:p>
      <text:p text:style-name="Standard">See 'docker swarm join-token --help'.</text:p>
      <text:p text:style-name="Standard"/>
      <text:p text:style-name="Standard">Usage: <text:s/>docker swarm join-token [OPTIONS] (worker|manager)</text:p>
      <text:p text:style-name="Standard"/>
      <text:p text:style-name="Standard">Manage join tokens</text:p>
      <text:p text:style-name="Standard"/>
      <text:p text:style-name="Standard">docker@mgr1:~$ <text:span text:style-name="T2">docker swarm join-token worker </text:span><text:s text:c="92"/></text:p>
      <text:p text:style-name="Standard">To add a worker to this swarm, run the following command:</text:p>
      <text:p text:style-name="Standard"/>
      <text:p text:style-name="Standard"><text:s text:c="4"/>docker swarm join --token SWMTKN-1-33ndanqg6p7r6wd4dpgzq3hbr5y4lvrneinfsgyhzubyoitmib-ecf6l9h8q65385ltvv099x1ur 192.168.99.100:2377</text:p>
      <text:p text:style-name="Standard"/>
      <text:p text:style-name="Standard">docker@mgr1:~$ <text:span text:style-name="T2">exit <text:s text:c="2"/></text:span><text:s text:c="116"/></text:p>
      <text:p text:style-name="Standard">logout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ssh wrkr1</text:span></text:p>
      <text:p text:style-name="Standard"><text:s text:c="3"/>( '&gt;')</text:p>
      <text:p text:style-name="Standard"><text:s text:c="2"/>/) TC (\ <text:s text:c="2"/>Core is distributed with ABSOLUTELY NO WARRANTY.</text:p>
      <text:p text:style-name="Standard"><text:s/>(/-_--_-\) <text:s text:c="10"/>www.tinycorelinux.net</text:p>
      <text:p text:style-name="Standard"/>
      <text:p text:style-name="P2">docker@wrkr1:~$ <text:span text:style-name="T2">docker swarm join --token SWMTKN-1-33ndanqg6p7r6wd4dpgzq3hbr5y4lvrneinfsgyhzubyoitmib-ecf6l9h8q65385ltvv099x1ur 192.168.99.100:2377</text:span></text:p>
      <text:p text:style-name="Standard">This node joined a swarm as a worker.</text:p>
      <text:p text:style-name="Standard">docker@wrkr1:~$ <text:span text:style-name="T2">exit <text:s/></text:span><text:s text:c="116"/></text:p>
      <text:p text:style-name="Standard">logout</text:p>
      <text:p text:style-name="Standard"><text:soft-page-break/></text:p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ssh wrkr2</text:span></text:p>
      <text:p text:style-name="Standard"><text:s text:c="3"/>( '&gt;')</text:p>
      <text:p text:style-name="Standard"><text:s text:c="2"/>/) TC (\ <text:s text:c="2"/>Core is distributed with ABSOLUTELY NO WARRANTY.</text:p>
      <text:p text:style-name="Standard"><text:s/>(/-_--_-\) <text:s text:c="10"/>www.tinycorelinux.net</text:p>
      <text:p text:style-name="Standard"/>
      <text:p text:style-name="P2">docker@wrkr2:~$ <text:span text:style-name="T2">docker swarm join --token SWMTKN-1-33ndanqg6p7r6wd4dpgzq3hbr5y4lvrneinfsgyhzubyoitmib-ecf6l9h8q65385ltvv099x1ur 192.168.99.100:2377</text:span></text:p>
      <text:p text:style-name="Standard">This node joined a swarm as a worker.</text:p>
      <text:p text:style-name="Standard">docker@wrkr2:~$ <text:span text:style-name="T2">exit <text:s/></text:span><text:s text:c="116"/></text:p>
      <text:p text:style-name="Standard">logout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<text:span text:style-name="T2"> docker-machine ssh wrkr3</text:span></text:p>
      <text:p text:style-name="Standard"><text:s text:c="3"/>( '&gt;')</text:p>
      <text:p text:style-name="Standard"><text:s text:c="2"/>/) TC (\ <text:s text:c="2"/>Core is distributed with ABSOLUTELY NO WARRANTY.</text:p>
      <text:p text:style-name="Standard"><text:s/>(/-_--_-\) <text:s text:c="10"/>www.tinycorelinux.net</text:p>
      <text:p text:style-name="Standard"/>
      <text:p text:style-name="P2">docker@wrkr<text:span text:style-name="T3">3</text:span>:~$ <text:span text:style-name="T2">docker swarm join --token SWMTKN-1-33ndanqg6p7r6wd4dpgzq3hbr5y4lvrneinfsgyhzubyoitmib-ecf6l9h8q65385ltvv099x1ur 192.168.99.100:2377</text:span></text:p>
      <text:p text:style-name="Standard">This node joined a swarm as a worker.</text:p>
      <text:p text:style-name="Standard">docker@wrkr3:~$ <text:s text:c="122"/></text:p>
      <text:p text:style-name="Standard">docker@wrkr3:~$ <text:span text:style-name="T2">exit</text:span> <text:s text:c="49"/>ur 192.168.99.100:2377</text:p>
      <text:p text:style-name="Standard">logout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ssh mgr1 </text:span></text:p>
      <text:p text:style-name="Standard"><text:s text:c="3"/>( '&gt;')</text:p>
      <text:p text:style-name="Standard"><text:s text:c="2"/>/) TC (\ <text:s text:c="2"/>Core is distributed with ABSOLUTELY NO WARRANTY.</text:p>
      <text:p text:style-name="Standard"><text:s/>(/-_--_-\) <text:s text:c="10"/>www.tinycorelinux.net</text:p>
      <text:p text:style-name="Standard"/>
      <text:p text:style-name="Standard">docker@mgr1:~$ <text:span text:style-name="T2">docker node ls</text:span></text:p>
      <text:p text:style-name="Standard">ID <text:s text:c="27"/>HOSTNAME <text:s text:c="11"/>STATUS <text:s text:c="13"/>AVAILABILITY <text:s text:c="7"/>MANAGER STATUS <text:s text:c="5"/>ENGINE VERSION</text:p>
      <text:p text:style-name="Standard">nkrzsres16o5aqievz65n7yrr * <text:s text:c="2"/>mgr1 <text:s text:c="15"/>Ready <text:s text:c="14"/>Active <text:s text:c="13"/>Leader <text:s text:c="13"/>19.03.12</text:p>
      <text:p text:style-name="Standard">vqvzlw84cn7jkmpjxmijh5ha9 <text:s text:c="4"/>wrkr1 <text:s text:c="14"/>Ready <text:s text:c="14"/>Active <text:s text:c="33"/>19.03.12</text:p>
      <text:p text:style-name="Standard">zxrecsgm12cu3nhccbvxnvc9p <text:s text:c="4"/>wrkr2 <text:s text:c="14"/>Ready <text:s text:c="14"/>Active <text:s text:c="33"/>19.03.12</text:p>
      <text:p text:style-name="Standard">i9yvoiwtdcz8uc6rxstnrxung <text:s text:c="4"/>wrkr3 <text:s text:c="14"/>Ready <text:s text:c="14"/>Active <text:s text:c="33"/>19.03.12</text:p>
      <text:p text:style-name="Standard">docker@mgr1:~$ <text:span text:style-name="T2">docker info <text:s/></text:span><text:s text:c="110"/></text:p>
      <text:p text:style-name="Standard">Client:</text:p>
      <text:p text:style-name="Standard"><text:soft-page-break/><text:s/>Debug Mode: false</text:p>
      <text:p text:style-name="Standard"/>
      <text:p text:style-name="Standard">Server:</text:p>
      <text:p text:style-name="Standard"><text:s/>Containers: 0</text:p>
      <text:p text:style-name="Standard"><text:s text:c="2"/>Running: 0</text:p>
      <text:p text:style-name="Standard"><text:s text:c="2"/>Paused: 0</text:p>
      <text:p text:style-name="Standard"><text:s text:c="2"/>Stopped: 0</text:p>
      <text:p text:style-name="Standard"><text:s/>Images: 0</text:p>
      <text:p text:style-name="Standard"><text:s/>Server Version: 19.03.12</text:p>
      <text:p text:style-name="Standard"><text:s/>Storage Driver: overlay2</text:p>
      <text:p text:style-name="Standard"><text:s text:c="2"/>Backing Filesystem: extfs</text:p>
      <text:p text:style-name="Standard"><text:s text:c="2"/>Supports d_type: true</text:p>
      <text:p text:style-name="Standard"><text:s text:c="2"/>Native Overlay Diff: true</text:p>
      <text:p text:style-name="Standard"><text:s/>Logging Driver: json-file</text:p>
      <text:p text:style-name="Standard"><text:s/>Cgroup Driver: cgroupfs</text:p>
      <text:p text:style-name="Standard"><text:s/>Plugins:</text:p>
      <text:p text:style-name="Standard"><text:s text:c="2"/>Volume: local</text:p>
      <text:p text:style-name="Standard"><text:s text:c="2"/>Network: bridge host ipvlan macvlan null overlay</text:p>
      <text:p text:style-name="Standard"><text:s text:c="2"/>Log: awslogs fluentd gcplogs gelf journald json-file local logentries splunk syslog</text:p>
      <text:p text:style-name="Standard"><text:s/>Swarm: active</text:p>
      <text:p text:style-name="Standard"><text:s text:c="2"/>NodeID: nkrzsres16o5aqievz65n7yrr</text:p>
      <text:p text:style-name="Standard"><text:s text:c="2"/>Is Manager: true</text:p>
      <text:p text:style-name="Standard"><text:s text:c="2"/>ClusterID: qpxgoqfujn4nx9im9dxdlyndy</text:p>
      <text:p text:style-name="Standard"><text:s text:c="2"/>Managers: 1</text:p>
      <text:p text:style-name="Standard"><text:s text:c="2"/>Nodes: 4</text:p>
      <text:p text:style-name="Standard"><text:s text:c="2"/>Default Address Pool: 10.0.0.0/8 <text:s/></text:p>
      <text:p text:style-name="Standard"><text:s text:c="2"/>SubnetSize: 24</text:p>
      <text:p text:style-name="Standard"><text:s text:c="2"/>Data Path Port: 4789</text:p>
      <text:p text:style-name="Standard"><text:s text:c="2"/>Orchestration:</text:p>
      <text:p text:style-name="Standard"><text:s text:c="3"/>Task History Retention Limit: 5</text:p>
      <text:p text:style-name="Standard"><text:s text:c="2"/>Raft:</text:p>
      <text:p text:style-name="Standard"><text:s text:c="3"/>Snapshot Interval: 10000</text:p>
      <text:p text:style-name="Standard"><text:s text:c="3"/>Number of Old Snapshots to Retain: 0</text:p>
      <text:p text:style-name="Standard"><text:s text:c="3"/>Heartbeat Tick: 1</text:p>
      <text:p text:style-name="Standard"><text:s text:c="3"/>Election Tick: 10</text:p>
      <text:p text:style-name="Standard"><text:s text:c="2"/>Dispatcher:</text:p>
      <text:p text:style-name="Standard"><text:s text:c="3"/>Heartbeat Period: 5 seconds</text:p>
      <text:p text:style-name="Standard"><text:s text:c="2"/>CA Configuration:</text:p>
      <text:p text:style-name="Standard"><text:s text:c="3"/>Expiry Duration: 3 months</text:p>
      <text:p text:style-name="Standard"><text:s text:c="3"/>Force Rotate: 0</text:p>
      <text:p text:style-name="Standard"><text:s text:c="2"/>Autolock Managers: false</text:p>
      <text:p text:style-name="Standard"><text:s text:c="2"/>Root Rotation In Progress: false</text:p>
      <text:p text:style-name="Standard"><text:s text:c="2"/>Node Address: 192.168.99.100</text:p>
      <text:p text:style-name="Standard"><text:s text:c="2"/>Manager Addresses:</text:p>
      <text:p text:style-name="Standard"><text:s text:c="3"/>192.168.99.100:2377</text:p>
      <text:p text:style-name="Standard"><text:s/>Runtimes: runc</text:p>
      <text:p text:style-name="Standard"><text:s/>Default Runtime: runc</text:p>
      <text:p text:style-name="Standard"><text:s/>Init Binary: docker-init</text:p>
      <text:p text:style-name="Standard"><text:s/>containerd version: 7ad184331fa3e55e52b890ea95e65ba581ae3429</text:p>
      <text:p text:style-name="Standard"><text:s/>runc version: dc9208a3303feef5b3839f4323d9beb36df0a9dd</text:p>
      <text:p text:style-name="Standard"><text:s/>init version: fec3683</text:p>
      <text:p text:style-name="Standard"><text:s/>Security Options:</text:p>
      <text:p text:style-name="Standard"><text:soft-page-break/><text:s text:c="2"/>seccomp</text:p>
      <text:p text:style-name="Standard"><text:s text:c="3"/>Profile: default</text:p>
      <text:p text:style-name="Standard"><text:s/>Kernel Version: 4.19.130-boot2docker</text:p>
      <text:p text:style-name="Standard"><text:s/>Operating System: Boot2Docker 19.03.12 (TCL 10.1)</text:p>
      <text:p text:style-name="Standard"><text:s/>OSType: linux</text:p>
      <text:p text:style-name="Standard"><text:s/>Architecture: x86_64</text:p>
      <text:p text:style-name="Standard"><text:s/>CPUs: 1</text:p>
      <text:p text:style-name="Standard"><text:s/>Total Memory: 985.4MiB</text:p>
      <text:p text:style-name="Standard"><text:s/>Name: mgr1</text:p>
      <text:p text:style-name="Standard"><text:s/>ID: 27Y2:VPKZ:NG46:WN55:X6TC:W32L:MLCX:ZML6:P5ZA:BMNC:IJVJ:XB2J</text:p>
      <text:p text:style-name="Standard"><text:s/>Docker Root Dir: /mnt/sda1/var/lib/docker</text:p>
      <text:p text:style-name="Standard"><text:s/>Debug Mode: false</text:p>
      <text:p text:style-name="Standard"><text:s/>Registry: https://index.docker.io/v1/</text:p>
      <text:p text:style-name="Standard"><text:s/>Labels:</text:p>
      <text:p text:style-name="Standard"><text:s text:c="2"/>provider=virtualbox</text:p>
      <text:p text:style-name="Standard"><text:s/>Experimental: false</text:p>
      <text:p text:style-name="Standard"><text:s/>Insecure Registries:</text:p>
      <text:p text:style-name="Standard"><text:s text:c="2"/>127.0.0.0/8</text:p>
      <text:p text:style-name="Standard"><text:s/>Live Restore Enabled: false</text:p>
      <text:p text:style-name="Standard"><text:s/>Product License: Community Engine</text:p>
      <text:p text:style-name="Standard"/>
      <text:p text:style-name="Standard">docker@mgr1:~$ <text:span text:style-name="T2">docker version </text:span><text:s text:c="108"/></text:p>
      <text:p text:style-name="Standard">Client: Docker Engine - Community</text:p>
      <text:p text:style-name="Standard"><text:s/>Version: <text:s text:c="10"/>19.03.12</text:p>
      <text:p text:style-name="Standard"><text:s/>API version: <text:s text:c="6"/>1.40</text:p>
      <text:p text:style-name="Standard"><text:s/>Go version: <text:s text:c="7"/>go1.13.10</text:p>
      <text:p text:style-name="Standard"><text:s/>Git commit: <text:s text:c="7"/>48a66213fe</text:p>
      <text:p text:style-name="Standard"><text:s/>Built: <text:s text:c="12"/>Mon Jun 22 15:42:53 2020</text:p>
      <text:p text:style-name="Standard"><text:s/>OS/Arch: <text:s text:c="10"/>linux/amd64</text:p>
      <text:p text:style-name="Standard"><text:s/>Experimental: <text:s text:c="5"/>false</text:p>
      <text:p text:style-name="Standard"/>
      <text:p text:style-name="Standard">Server: Docker Engine - Community</text:p>
      <text:p text:style-name="Standard"><text:s/>Engine:</text:p>
      <text:p text:style-name="Standard"><text:s text:c="2"/>Version: <text:s text:c="9"/>19.03.12</text:p>
      <text:p text:style-name="Standard"><text:s text:c="2"/>API version: <text:s text:c="5"/>1.40 (minimum version 1.12)</text:p>
      <text:p text:style-name="Standard"><text:s text:c="2"/>Go version: <text:s text:c="6"/>go1.13.10</text:p>
      <text:p text:style-name="Standard"><text:s text:c="2"/>Git commit: <text:s text:c="6"/>48a66213fe</text:p>
      <text:p text:style-name="Standard"><text:s text:c="2"/>Built: <text:s text:c="11"/>Mon Jun 22 15:49:35 2020</text:p>
      <text:p text:style-name="Standard"><text:s text:c="2"/>OS/Arch: <text:s text:c="9"/>linux/amd64</text:p>
      <text:p text:style-name="Standard"><text:s text:c="2"/>Experimental: <text:s text:c="4"/>false</text:p>
      <text:p text:style-name="Standard"><text:s/>containerd:</text:p>
      <text:p text:style-name="Standard"><text:s text:c="2"/>Version: <text:s text:c="9"/>v1.2.13</text:p>
      <text:p text:style-name="Standard"><text:s text:c="2"/>GitCommit: <text:s text:c="7"/>7ad184331fa3e55e52b890ea95e65ba581ae3429</text:p>
      <text:p text:style-name="Standard"><text:s/>runc:</text:p>
      <text:p text:style-name="Standard"><text:s text:c="2"/>Version: <text:s text:c="9"/>1.0.0-rc10</text:p>
      <text:p text:style-name="Standard"><text:s text:c="2"/>GitCommit: <text:s text:c="7"/>dc9208a3303feef5b3839f4323d9beb36df0a9dd</text:p>
      <text:p text:style-name="Standard"><text:s/>docker-init:</text:p>
      <text:p text:style-name="Standard"><text:s text:c="2"/>Version: <text:s text:c="9"/>0.18.0</text:p>
      <text:p text:style-name="Standard"><text:s text:c="2"/>GitCommit: <text:s text:c="7"/>fec3683</text:p>
      <text:p text:style-name="Standard">docker@mgr1:~$<text:span text:style-name="T2"> docker ps <text:s text:c="2"/></text:span><text:s text:c="111"/></text:p>
      <text:p text:style-name="Standard">CONTAINER ID <text:s text:c="7"/>IMAGE <text:s text:c="14"/>COMMAND <text:s text:c="12"/>CREATED <text:s text:c="12"/>STATUS <text:s text:c="13"/>PORTS <text:s text:c="14"/>NAMES</text:p>
      <text:p text:style-name="Standard"><text:soft-page-break/>docker@mgr1:~$ <text:span text:style-name="T2">docker images <text:s text:c="3"/></text:span><text:s text:c="106"/></text:p>
      <text:p text:style-name="Standard">REPOSITORY <text:s text:c="9"/>TAG <text:s text:c="16"/>IMAGE ID <text:s text:c="11"/>CREATED <text:s text:c="12"/>SIZE</text:p>
      <text:p text:style-name="Standard">docker@mgr1:~$ <text:span text:style-name="T2">docker swarm <text:s text:c="2"/></text:span><text:s text:c="108"/></text:p>
      <text:p text:style-name="Standard"/>
      <text:p text:style-name="Standard">Usage:<text:tab/>docker swarm COMMAND</text:p>
      <text:p text:style-name="Standard"/>
      <text:p text:style-name="Standard">Manage Swarm</text:p>
      <text:p text:style-name="Standard"/>
      <text:p text:style-name="Standard">Commands:</text:p>
      <text:p text:style-name="Standard"><text:s text:c="2"/>ca <text:s text:c="9"/>Display and rotate the root CA</text:p>
      <text:p text:style-name="Standard"><text:s text:c="2"/>init <text:s text:c="7"/>Initialize a swarm</text:p>
      <text:p text:style-name="Standard"><text:s text:c="2"/>join <text:s text:c="7"/>Join a swarm as a node and/or manager</text:p>
      <text:p text:style-name="Standard"><text:s text:c="2"/>join-token <text:s/>Manage join tokens</text:p>
      <text:p text:style-name="Standard"><text:s text:c="2"/>leave <text:s text:c="6"/>Leave the swarm</text:p>
      <text:p text:style-name="Standard"><text:s text:c="2"/>unlock <text:s text:c="5"/>Unlock swarm</text:p>
      <text:p text:style-name="Standard"><text:s text:c="2"/>unlock-key <text:s/>Manage the unlock key</text:p>
      <text:p text:style-name="Standard"><text:s text:c="2"/>update <text:s text:c="5"/>Update the swarm</text:p>
      <text:p text:style-name="Standard"/>
      <text:p text:style-name="Standard">Run 'docker swarm COMMAND --help' for more information on a command.</text:p>
      <text:p text:style-name="Standard"/>
      <text:p text:style-name="Standard">docker@mgr1:~$ <text:span text:style-name="T2">docker service create --replicas 3 -p 80:80 --name nginx nginx </text:span><text:s text:c="60"/></text:p>
      <text:p text:style-name="Standard">8os7oh3gboo9cr9q7ulov9vbl</text:p>
      <text:p text:style-name="Standard">overall progress: 3 out of 3 tasks </text:p>
      <text:p text:style-name="Standard">1/3: running <text:s text:c="2"/>[==================================================&gt;] </text:p>
      <text:p text:style-name="Standard">2/3: running <text:s text:c="2"/>[==================================================&gt;] </text:p>
      <text:p text:style-name="Standard">3/3: running <text:s text:c="2"/>[==================================================&gt;] </text:p>
      <text:p text:style-name="Standard">verify: Service converged </text:p>
      <text:p text:style-name="Standard">docker@mgr1:~$ <text:span text:style-name="T2">docker service ls <text:s/></text:span><text:s text:c="104"/></text:p>
      <text:p text:style-name="Standard">ID <text:s text:c="17"/>NAME <text:s text:c="15"/>MODE <text:s text:c="15"/>REPLICAS <text:s text:c="11"/>IMAGE <text:s text:c="14"/>PORTS</text:p>
      <text:p text:style-name="Standard">8os7oh3gboo9 <text:s text:c="7"/>nginx <text:s text:c="14"/>replicated <text:s text:c="9"/>3/3 <text:s text:c="16"/>nginx:latest <text:s text:c="7"/>*:80-&gt;80/tcp</text:p>
      <text:p text:style-name="Standard">docker@mgr1:~$ <text:span text:style-name="T2">pwd <text:s text:c="2"/></text:span><text:s text:c="117"/></text:p>
      <text:p text:style-name="Standard">/home/docker</text:p>
      <text:p text:style-name="Standard">docker@mgr1:~$ <text:span text:style-name="T2">docker service scale nginx=5 <text:s text:c="4"/></text:span><text:s text:c="90"/></text:p>
      <text:p text:style-name="Standard">nginx scaled to 5</text:p>
      <text:p text:style-name="Standard">overall progress: 5 out of 5 tasks </text:p>
      <text:p text:style-name="Standard">1/5: running <text:s text:c="2"/>[==================================================&gt;] </text:p>
      <text:p text:style-name="Standard">2/5: running <text:s text:c="2"/>[==================================================&gt;] </text:p>
      <text:p text:style-name="Standard">3/5: running <text:s text:c="2"/>[==================================================&gt;] </text:p>
      <text:p text:style-name="Standard">4/5: running <text:s text:c="2"/>[==================================================&gt;] </text:p>
      <text:p text:style-name="Standard">5/5: running <text:s text:c="2"/>[==================================================&gt;] </text:p>
      <text:p text:style-name="Standard">verify: Service converged </text:p>
      <text:p text:style-name="Standard">docker@mgr1:~$<text:span text:style-name="T2"> docker service ls </text:span><text:s text:c="105"/></text:p>
      <text:p text:style-name="Standard">ID <text:s text:c="17"/>NAME <text:s text:c="15"/>MODE <text:s text:c="15"/>REPLICAS <text:s text:c="11"/>IMAGE <text:s text:c="14"/>PORTS</text:p>
      <text:p text:style-name="Standard">8os7oh3gboo9 <text:s text:c="7"/>nginx <text:s text:c="14"/>replicated <text:s text:c="9"/>5/5 <text:s text:c="16"/>nginx:latest <text:s text:c="7"/>*:80-&gt;80/tcp</text:p>
      <text:p text:style-name="Standard"/>
      <text:p text:style-name="Standard">docker@mgr1:~$ <text:span text:style-name="T2">docker service ps nginx </text:span><text:s text:c="99"/></text:p>
      <text:p text:style-name="Standard">ID <text:s text:c="17"/>NAME <text:s text:c="15"/>IMAGE <text:s text:c="14"/>NODE <text:s text:c="15"/>DESIRED STATE <text:s text:c="6"/>CURRENT STATE <text:s text:c="11"/>ERROR <text:s text:c="14"/>PORTS</text:p>
      <text:p text:style-name="Standard">8sb8syemh0n9 <text:s text:c="7"/>nginx.1 <text:s text:c="12"/>nginx:latest <text:s text:c="7"/>mgr1 <text:s text:c="15"/>Running <text:s text:c="12"/>Running 3 minutes ago <text:s text:c="23"/></text:p>
      <text:p text:style-name="Standard">niuzcc6s2bek <text:s text:c="7"/>nginx.2 <text:s text:c="12"/>nginx:latest <text:s text:c="7"/>wrkr1 <text:s text:c="14"/>Running <text:s text:c="12"/>Running 3 minutes ago <text:s text:c="23"/></text:p>
      <text:p text:style-name="Standard"><text:soft-page-break/>kzbxr8f865wt <text:s text:c="7"/>nginx.3 <text:s text:c="12"/>nginx:latest <text:s text:c="7"/>wrkr2 <text:s text:c="14"/>Running <text:s text:c="12"/>Running 3 minutes ago <text:s text:c="23"/></text:p>
      <text:p text:style-name="Standard">ysk4m2t5r16e <text:s text:c="7"/>nginx.4 <text:s text:c="12"/>nginx:latest <text:s text:c="7"/>wrkr3 <text:s text:c="14"/>Running <text:s text:c="12"/>Running 40 seconds ago <text:s text:c="22"/></text:p>
      <text:p text:style-name="Standard">fligze3ujcw5 <text:s text:c="7"/>nginx.5 <text:s text:c="12"/>nginx:latest <text:s text:c="7"/>wrkr3 <text:s text:c="14"/>Running <text:s text:c="12"/>Running 40 seconds ago <text:s text:c="22"/></text:p>
      <text:p text:style-name="Standard">docker@mgr1:~$ <text:span text:style-name="T2">docker service scale nginx=2 </text:span><text:s text:c="94"/></text:p>
      <text:p text:style-name="Standard">nginx scaled to 2</text:p>
      <text:p text:style-name="Standard">overall progress: 2 out of 2 tasks </text:p>
      <text:p text:style-name="Standard">1/2: running <text:s text:c="2"/>[==================================================&gt;] </text:p>
      <text:p text:style-name="Standard">2/2: running <text:s text:c="2"/>[==================================================&gt;] </text:p>
      <text:p text:style-name="Standard">verify: Service converged </text:p>
      <text:p text:style-name="Standard">docker@mgr1:~$ <text:span text:style-name="T2">docker service ps nginx </text:span><text:s text:c="99"/></text:p>
      <text:p text:style-name="Standard">ID <text:s text:c="17"/>NAME <text:s text:c="15"/>IMAGE <text:s text:c="14"/>NODE <text:s text:c="15"/>DESIRED STATE <text:s text:c="6"/>CURRENT STATE <text:s text:c="10"/>ERROR <text:s text:c="14"/>PORTS</text:p>
      <text:p text:style-name="Standard">8sb8syemh0n9 <text:s text:c="7"/>nginx.1 <text:s text:c="12"/>nginx:latest <text:s text:c="7"/>mgr1 <text:s text:c="15"/>Running <text:s text:c="12"/>Running 4 minutes ago <text:s text:c="22"/></text:p>
      <text:p text:style-name="Standard">niuzcc6s2bek <text:s text:c="7"/>nginx.2 <text:s text:c="12"/>nginx:latest <text:s text:c="7"/>wrkr1 <text:s text:c="14"/>Running <text:s text:c="12"/>Running 4 minutes ago <text:s text:c="22"/></text:p>
      <text:p text:style-name="Standard">docker@mgr1:~$ <text:span text:style-name="T2">docker inspect mgr1 <text:s text:c="2"/></text:span><text:s text:c="101"/></text:p>
      <text:p text:style-name="Standard">[</text:p>
      <text:p text:style-name="Standard"><text:s text:c="4"/>{</text:p>
      <text:p text:style-name="Standard"><text:s text:c="8"/>"ID": "nkrzsres16o5aqievz65n7yrr",</text:p>
      <text:p text:style-name="Standard"><text:s text:c="8"/>"Version": {</text:p>
      <text:p text:style-name="Standard"><text:s text:c="12"/>"Index": 9</text:p>
      <text:p text:style-name="Standard"><text:s text:c="8"/>},</text:p>
      <text:p text:style-name="Standard"><text:s text:c="8"/>"CreatedAt": "2020-07-07T16:30:17.334060745Z",</text:p>
      <text:p text:style-name="Standard"><text:s text:c="8"/>"UpdatedAt": "2020-07-07T16:30:17.891532796Z",</text:p>
      <text:p text:style-name="Standard"><text:s text:c="8"/>"Spec": {</text:p>
      <text:p text:style-name="Standard"><text:s text:c="12"/>"Labels": {},</text:p>
      <text:p text:style-name="Standard"><text:s text:c="12"/>"Role": "manager",</text:p>
      <text:p text:style-name="Standard"><text:s text:c="12"/>"Availability": "active"</text:p>
      <text:p text:style-name="Standard"><text:s text:c="8"/>},</text:p>
      <text:p text:style-name="Standard"><text:s text:c="8"/>"Description": {</text:p>
      <text:p text:style-name="Standard"><text:s text:c="12"/>"Hostname": "mgr1",</text:p>
      <text:p text:style-name="Standard"><text:s text:c="12"/>"Platform": {</text:p>
      <text:p text:style-name="Standard"><text:s text:c="16"/>"Architecture": "x86_64",</text:p>
      <text:p text:style-name="Standard"><text:s text:c="16"/>"OS": "linux"</text:p>
      <text:p text:style-name="Standard"><text:s text:c="12"/>},</text:p>
      <text:p text:style-name="Standard"><text:s text:c="12"/>"Resources": {</text:p>
      <text:p text:style-name="Standard"><text:s text:c="16"/>"NanoCPUs": 1000000000,</text:p>
      <text:p text:style-name="Standard"><text:s text:c="16"/>"MemoryBytes": 1033252864</text:p>
      <text:p text:style-name="Standard"><text:s text:c="12"/>},</text:p>
      <text:p text:style-name="Standard"><text:s text:c="12"/>"Engine": {</text:p>
      <text:p text:style-name="Standard"><text:s text:c="16"/>"EngineVersion": "19.03.12",</text:p>
      <text:p text:style-name="Standard"><text:s text:c="16"/>"Labels": {</text:p>
      <text:p text:style-name="Standard"><text:s text:c="20"/>"provider": "virtualbox"</text:p>
      <text:p text:style-name="Standard"><text:s text:c="16"/>},</text:p>
      <text:p text:style-name="Standard"><text:s text:c="16"/>"Plugins": [</text:p>
      <text:p text:style-name="Standard"><text:s text:c="20"/>{</text:p>
      <text:p text:style-name="Standard"><text:s text:c="24"/>"Type": "Log",</text:p>
      <text:p text:style-name="Standard"><text:s text:c="24"/>"Name": "awslogs"</text:p>
      <text:p text:style-name="Standard"><text:soft-page-break/><text:s text:c="20"/>},</text:p>
      <text:p text:style-name="Standard"><text:s text:c="20"/>{</text:p>
      <text:p text:style-name="Standard"><text:s text:c="24"/>"Type": "Log",</text:p>
      <text:p text:style-name="Standard"><text:s text:c="24"/>"Name": "fluentd"</text:p>
      <text:p text:style-name="Standard"><text:s text:c="20"/>},</text:p>
      <text:p text:style-name="Standard"><text:s text:c="20"/>{</text:p>
      <text:p text:style-name="Standard"><text:s text:c="24"/>"Type": "Log",</text:p>
      <text:p text:style-name="Standard"><text:s text:c="24"/>"Name": "gcplogs"</text:p>
      <text:p text:style-name="Standard"><text:s text:c="20"/>},</text:p>
      <text:p text:style-name="Standard"><text:s text:c="20"/>{</text:p>
      <text:p text:style-name="Standard"><text:s text:c="24"/>"Type": "Log",</text:p>
      <text:p text:style-name="Standard"><text:s text:c="24"/>"Name": "gelf"</text:p>
      <text:p text:style-name="Standard"><text:s text:c="20"/>},</text:p>
      <text:p text:style-name="Standard"><text:s text:c="20"/>{</text:p>
      <text:p text:style-name="Standard"><text:s text:c="24"/>"Type": "Log",</text:p>
      <text:p text:style-name="Standard"><text:s text:c="24"/>"Name": "journald"</text:p>
      <text:p text:style-name="Standard"><text:s text:c="20"/>},</text:p>
      <text:p text:style-name="Standard"><text:s text:c="20"/>{</text:p>
      <text:p text:style-name="Standard"><text:s text:c="24"/>"Type": "Log",</text:p>
      <text:p text:style-name="Standard"><text:s text:c="24"/>"Name": "json-file"</text:p>
      <text:p text:style-name="Standard"><text:s text:c="20"/>},</text:p>
      <text:p text:style-name="Standard"><text:s text:c="20"/>{</text:p>
      <text:p text:style-name="Standard"><text:s text:c="24"/>"Type": "Log",</text:p>
      <text:p text:style-name="Standard"><text:s text:c="24"/>"Name": "local"</text:p>
      <text:p text:style-name="Standard"><text:s text:c="20"/>},</text:p>
      <text:p text:style-name="Standard"><text:s text:c="20"/>{</text:p>
      <text:p text:style-name="Standard"><text:s text:c="24"/>"Type": "Log",</text:p>
      <text:p text:style-name="Standard"><text:s text:c="24"/>"Name": "logentries"</text:p>
      <text:p text:style-name="Standard"><text:s text:c="20"/>},</text:p>
      <text:p text:style-name="Standard"><text:s text:c="20"/>{</text:p>
      <text:p text:style-name="Standard"><text:s text:c="24"/>"Type": "Log",</text:p>
      <text:p text:style-name="Standard"><text:s text:c="24"/>"Name": "splunk"</text:p>
      <text:p text:style-name="Standard"><text:s text:c="20"/>},</text:p>
      <text:p text:style-name="Standard"><text:s text:c="20"/>{</text:p>
      <text:p text:style-name="Standard"><text:s text:c="24"/>"Type": "Log",</text:p>
      <text:p text:style-name="Standard"><text:s text:c="24"/>"Name": "syslog"</text:p>
      <text:p text:style-name="Standard"><text:s text:c="20"/>},</text:p>
      <text:p text:style-name="Standard"><text:s text:c="20"/>{</text:p>
      <text:p text:style-name="Standard"><text:s text:c="24"/>"Type": "Network",</text:p>
      <text:p text:style-name="Standard"><text:s text:c="24"/>"Name": "bridge"</text:p>
      <text:p text:style-name="Standard"><text:s text:c="20"/>},</text:p>
      <text:p text:style-name="Standard"><text:s text:c="20"/>{</text:p>
      <text:p text:style-name="Standard"><text:s text:c="24"/>"Type": "Network",</text:p>
      <text:p text:style-name="Standard"><text:s text:c="24"/>"Name": "host"</text:p>
      <text:p text:style-name="Standard"><text:s text:c="20"/>},</text:p>
      <text:p text:style-name="Standard"><text:s text:c="20"/>{</text:p>
      <text:p text:style-name="Standard"><text:s text:c="24"/>"Type": "Network",</text:p>
      <text:p text:style-name="Standard"><text:s text:c="24"/>"Name": "ipvlan"</text:p>
      <text:p text:style-name="Standard"><text:s text:c="20"/>},</text:p>
      <text:p text:style-name="Standard"><text:s text:c="20"/>{</text:p>
      <text:p text:style-name="Standard"><text:s text:c="24"/>"Type": "Network",</text:p>
      <text:p text:style-name="Standard"><text:s text:c="24"/>"Name": "macvlan"</text:p>
      <text:p text:style-name="Standard"><text:soft-page-break/><text:s text:c="20"/>},</text:p>
      <text:p text:style-name="Standard"><text:s text:c="20"/>{</text:p>
      <text:p text:style-name="Standard"><text:s text:c="24"/>"Type": "Network",</text:p>
      <text:p text:style-name="Standard"><text:s text:c="24"/>"Name": "null"</text:p>
      <text:p text:style-name="Standard"><text:s text:c="20"/>},</text:p>
      <text:p text:style-name="Standard"><text:s text:c="20"/>{</text:p>
      <text:p text:style-name="Standard"><text:s text:c="24"/>"Type": "Network",</text:p>
      <text:p text:style-name="Standard"><text:s text:c="24"/>"Name": "overlay"</text:p>
      <text:p text:style-name="Standard"><text:s text:c="20"/>},</text:p>
      <text:p text:style-name="Standard"><text:s text:c="20"/>{</text:p>
      <text:p text:style-name="Standard"><text:s text:c="24"/>"Type": "Volume",</text:p>
      <text:p text:style-name="Standard"><text:s text:c="24"/>"Name": "local"</text:p>
      <text:p text:style-name="Standard"><text:s text:c="20"/>}</text:p>
      <text:p text:style-name="Standard"><text:s text:c="16"/>]</text:p>
      <text:p text:style-name="Standard"><text:s text:c="12"/>},</text:p>
      <text:p text:style-name="Standard"><text:s text:c="12"/>"TLSInfo": {</text:p>
      <text:p text:style-name="Standard"><text:s text:c="16"/>"TrustRoot": "-----BEGIN CERTIFICATE-----\nMIIBaTCCARCgAwIBAgIUCRvXQQzvXz4McZN34G6MiZqnrpgwCgYIKoZIzj0EAwIw\nEzERMA8GA1UEAxMIc3dhcm0tY2EwHhcNMjAwNzA3MTYyNTAwWhcNNDAwNzAyMTYy\nNTAwWjATMREwDwYDVQQDEwhzd2FybS1jYTBZMBMGByqGSM49AgEGCCqGSM49AwEH\nA0IABEQt1wbBpyY+UHw08RIehR4PyNAOrkOLo5I7LQPWJeQgwF7DmP56QXd9krqv\n7rOacAuTX2UiifWm/ZiQbhWpmSCjQjBAMA4GA1UdDwEB/wQEAwIBBjAPBgNVHRMB\nAf8EBTADAQH/MB0GA1UdDgQWBBQHs4R8F8YRqidUSauSSQC+LdjTFTAKBggqhkjO\nPQQDAgNHADBEAiB2Qr25tG3jndcBC3ToNJYAiEDa7ZrhbmfawxTS5TzKZAIgZ3dd\nbCThxS/3MFkHuXFAlbx6cGV23Qn9vyXcLCHx0XQ=\n-----END CERTIFICATE-----\n",</text:p>
      <text:p text:style-name="Standard"><text:s text:c="16"/>"CertIssuerSubject": "MBMxETAPBgNVBAMTCHN3YXJtLWNh",</text:p>
      <text:p text:style-name="Standard"><text:s text:c="16"/>"CertIssuerPublicKey": "MFkwEwYHKoZIzj0CAQYIKoZIzj0DAQcDQgAERC3XBsGnJj5QfDTxEh6FHg/I0A6uQ4ujkjstA9Yl5CDAXsOY/npBd32Suq/us5pwC5NfZSKJ9ab9mJBuFamZIA=="</text:p>
      <text:p text:style-name="Standard"><text:s text:c="12"/>}</text:p>
      <text:p text:style-name="Standard"><text:s text:c="8"/>},</text:p>
      <text:p text:style-name="Standard"><text:s text:c="8"/>"Status": {</text:p>
      <text:p text:style-name="Standard"><text:s text:c="12"/>"State": "ready",</text:p>
      <text:p text:style-name="Standard"><text:s text:c="12"/>"Addr": "192.168.99.100"</text:p>
      <text:p text:style-name="Standard"><text:s text:c="8"/>},</text:p>
      <text:p text:style-name="Standard"><text:s text:c="8"/>"ManagerStatus": {</text:p>
      <text:p text:style-name="Standard"><text:s text:c="12"/>"Leader": true,</text:p>
      <text:p text:style-name="Standard"><text:s text:c="12"/>"Reachability": "reachable",</text:p>
      <text:p text:style-name="Standard"><text:s text:c="12"/>"Addr": "192.168.99.100:2377"</text:p>
      <text:p text:style-name="Standard"><text:s text:c="8"/>}</text:p>
      <text:p text:style-name="Standard"><text:s text:c="4"/>}</text:p>
      <text:p text:style-name="Standard">]</text:p>
      <text:p text:style-name="Standard">docker@mgr1:~$ <text:span text:style-name="T2">docker inspect wrkr1 <text:s text:c="7"/></text:span><text:s text:c="95"/></text:p>
      <text:p text:style-name="Standard">[</text:p>
      <text:p text:style-name="Standard"><text:s text:c="4"/>{</text:p>
      <text:p text:style-name="Standard"><text:s text:c="8"/>"ID": "vqvzlw84cn7jkmpjxmijh5ha9",</text:p>
      <text:p text:style-name="Standard"><text:s text:c="8"/>"Version": {</text:p>
      <text:p text:style-name="Standard"><text:s text:c="12"/>"Index": 15</text:p>
      <text:p text:style-name="Standard"><text:s text:c="8"/>},</text:p>
      <text:p text:style-name="Standard"><text:s text:c="8"/>"CreatedAt": "2020-07-07T16:32:21.946311132Z",</text:p>
      <text:p text:style-name="Standard"><text:s text:c="8"/>"UpdatedAt": "2020-07-07T16:32:22.035929124Z",</text:p>
      <text:p text:style-name="Standard"><text:soft-page-break/><text:s text:c="8"/>"Spec": {</text:p>
      <text:p text:style-name="Standard"><text:s text:c="12"/>"Labels": {},</text:p>
      <text:p text:style-name="Standard"><text:s text:c="12"/>"Role": "worker",</text:p>
      <text:p text:style-name="Standard"><text:s text:c="12"/>"Availability": "active"</text:p>
      <text:p text:style-name="Standard"><text:s text:c="8"/>},</text:p>
      <text:p text:style-name="Standard"><text:s text:c="8"/>"Description": {</text:p>
      <text:p text:style-name="Standard"><text:s text:c="12"/>"Hostname": "wrkr1",</text:p>
      <text:p text:style-name="Standard"><text:s text:c="12"/>"Platform": {</text:p>
      <text:p text:style-name="Standard"><text:s text:c="16"/>"Architecture": "x86_64",</text:p>
      <text:p text:style-name="Standard"><text:s text:c="16"/>"OS": "linux"</text:p>
      <text:p text:style-name="Standard"><text:s text:c="12"/>},</text:p>
      <text:p text:style-name="Standard"><text:s text:c="12"/>"Resources": {</text:p>
      <text:p text:style-name="Standard"><text:s text:c="16"/>"NanoCPUs": 1000000000,</text:p>
      <text:p text:style-name="Standard"><text:s text:c="16"/>"MemoryBytes": 1033252864</text:p>
      <text:p text:style-name="Standard"><text:s text:c="12"/>},</text:p>
      <text:p text:style-name="Standard"><text:s text:c="12"/>"Engine": {</text:p>
      <text:p text:style-name="Standard"><text:s text:c="16"/>"EngineVersion": "19.03.12",</text:p>
      <text:p text:style-name="Standard"><text:s text:c="16"/>"Labels": {</text:p>
      <text:p text:style-name="Standard"><text:s text:c="20"/>"provider": "virtualbox"</text:p>
      <text:p text:style-name="Standard"><text:s text:c="16"/>},</text:p>
      <text:p text:style-name="Standard"><text:s text:c="16"/>"Plugins": [</text:p>
      <text:p text:style-name="Standard"><text:s text:c="20"/>{</text:p>
      <text:p text:style-name="Standard"><text:s text:c="24"/>"Type": "Log",</text:p>
      <text:p text:style-name="Standard"><text:s text:c="24"/>"Name": "awslogs"</text:p>
      <text:p text:style-name="Standard"><text:s text:c="20"/>},</text:p>
      <text:p text:style-name="Standard"><text:s text:c="20"/>{</text:p>
      <text:p text:style-name="Standard"><text:s text:c="24"/>"Type": "Log",</text:p>
      <text:p text:style-name="Standard"><text:s text:c="24"/>"Name": "fluentd"</text:p>
      <text:p text:style-name="Standard"><text:s text:c="20"/>},</text:p>
      <text:p text:style-name="Standard"><text:s text:c="20"/>{</text:p>
      <text:p text:style-name="Standard"><text:s text:c="24"/>"Type": "Log",</text:p>
      <text:p text:style-name="Standard"><text:s text:c="24"/>"Name": "gcplogs"</text:p>
      <text:p text:style-name="Standard"><text:s text:c="20"/>},</text:p>
      <text:p text:style-name="Standard"><text:s text:c="20"/>{</text:p>
      <text:p text:style-name="Standard"><text:s text:c="24"/>"Type": "Log",</text:p>
      <text:p text:style-name="Standard"><text:s text:c="24"/>"Name": "gelf"</text:p>
      <text:p text:style-name="Standard"><text:s text:c="20"/>},</text:p>
      <text:p text:style-name="Standard"><text:s text:c="20"/>{</text:p>
      <text:p text:style-name="Standard"><text:s text:c="24"/>"Type": "Log",</text:p>
      <text:p text:style-name="Standard"><text:s text:c="24"/>"Name": "journald"</text:p>
      <text:p text:style-name="Standard"><text:s text:c="20"/>},</text:p>
      <text:p text:style-name="Standard"><text:s text:c="20"/>{</text:p>
      <text:p text:style-name="Standard"><text:s text:c="24"/>"Type": "Log",</text:p>
      <text:p text:style-name="Standard"><text:s text:c="24"/>"Name": "json-file"</text:p>
      <text:p text:style-name="Standard"><text:s text:c="20"/>},</text:p>
      <text:p text:style-name="Standard"><text:s text:c="20"/>{</text:p>
      <text:p text:style-name="Standard"><text:s text:c="24"/>"Type": "Log",</text:p>
      <text:p text:style-name="Standard"><text:s text:c="24"/>"Name": "local"</text:p>
      <text:p text:style-name="Standard"><text:s text:c="20"/>},</text:p>
      <text:p text:style-name="Standard"><text:s text:c="20"/>{</text:p>
      <text:p text:style-name="Standard"><text:s text:c="24"/>"Type": "Log",</text:p>
      <text:p text:style-name="Standard"><text:s text:c="24"/>"Name": "logentries"</text:p>
      <text:p text:style-name="Standard"><text:soft-page-break/><text:s text:c="20"/>},</text:p>
      <text:p text:style-name="Standard"><text:s text:c="20"/>{</text:p>
      <text:p text:style-name="Standard"><text:s text:c="24"/>"Type": "Log",</text:p>
      <text:p text:style-name="Standard"><text:s text:c="24"/>"Name": "splunk"</text:p>
      <text:p text:style-name="Standard"><text:s text:c="20"/>},</text:p>
      <text:p text:style-name="Standard"><text:s text:c="20"/>{</text:p>
      <text:p text:style-name="Standard"><text:s text:c="24"/>"Type": "Log",</text:p>
      <text:p text:style-name="Standard"><text:s text:c="24"/>"Name": "syslog"</text:p>
      <text:p text:style-name="Standard"><text:s text:c="20"/>},</text:p>
      <text:p text:style-name="Standard"><text:s text:c="20"/>{</text:p>
      <text:p text:style-name="Standard"><text:s text:c="24"/>"Type": "Network",</text:p>
      <text:p text:style-name="Standard"><text:s text:c="24"/>"Name": "bridge"</text:p>
      <text:p text:style-name="Standard"><text:s text:c="20"/>},</text:p>
      <text:p text:style-name="Standard"><text:s text:c="20"/>{</text:p>
      <text:p text:style-name="Standard"><text:s text:c="24"/>"Type": "Network",</text:p>
      <text:p text:style-name="Standard"><text:s text:c="24"/>"Name": "host"</text:p>
      <text:p text:style-name="Standard"><text:s text:c="20"/>},</text:p>
      <text:p text:style-name="Standard"><text:s text:c="20"/>{</text:p>
      <text:p text:style-name="Standard"><text:s text:c="24"/>"Type": "Network",</text:p>
      <text:p text:style-name="Standard"><text:s text:c="24"/>"Name": "ipvlan"</text:p>
      <text:p text:style-name="Standard"><text:s text:c="20"/>},</text:p>
      <text:p text:style-name="Standard"><text:s text:c="20"/>{</text:p>
      <text:p text:style-name="Standard"><text:s text:c="24"/>"Type": "Network",</text:p>
      <text:p text:style-name="Standard"><text:s text:c="24"/>"Name": "macvlan"</text:p>
      <text:p text:style-name="Standard"><text:s text:c="20"/>},</text:p>
      <text:p text:style-name="Standard"><text:s text:c="20"/>{</text:p>
      <text:p text:style-name="Standard"><text:s text:c="24"/>"Type": "Network",</text:p>
      <text:p text:style-name="Standard"><text:s text:c="24"/>"Name": "null"</text:p>
      <text:p text:style-name="Standard"><text:s text:c="20"/>},</text:p>
      <text:p text:style-name="Standard"><text:s text:c="20"/>{</text:p>
      <text:p text:style-name="Standard"><text:s text:c="24"/>"Type": "Network",</text:p>
      <text:p text:style-name="Standard"><text:s text:c="24"/>"Name": "overlay"</text:p>
      <text:p text:style-name="Standard"><text:s text:c="20"/>},</text:p>
      <text:p text:style-name="Standard"><text:s text:c="20"/>{</text:p>
      <text:p text:style-name="Standard"><text:s text:c="24"/>"Type": "Volume",</text:p>
      <text:p text:style-name="Standard"><text:s text:c="24"/>"Name": "local"</text:p>
      <text:p text:style-name="Standard"><text:s text:c="20"/>}</text:p>
      <text:p text:style-name="Standard"><text:s text:c="16"/>]</text:p>
      <text:p text:style-name="Standard"><text:s text:c="12"/>},</text:p>
      <text:p text:style-name="Standard"><text:s text:c="12"/>"TLSInfo": {</text:p>
      <text:p text:style-name="Standard"><text:s text:c="16"/>"TrustRoot": "-----BEGIN CERTIFICATE-----\nMIIBaTCCARCgAwIBAgIUCRvXQQzvXz4McZN34G6MiZqnrpgwCgYIKoZIzj0EAwIw\nEzERMA8GA1UEAxMIc3dhcm0tY2EwHhcNMjAwNzA3MTYyNTAwWhcNNDAwNzAyMTYy\nNTAwWjATMREwDwYDVQQDEwhzd2FybS1jYTBZMBMGByqGSM49AgEGCCqGSM49AwEH\nA0IABEQt1wbBpyY+UHw08RIehR4PyNAOrkOLo5I7LQPWJeQgwF7DmP56QXd9krqv\n7rOacAuTX2UiifWm/ZiQbhWpmSCjQjBAMA4GA1UdDwEB/wQEAwIBBjAPBgNVHRMB\nAf8EBTADAQH/MB0GA1UdDgQWBBQHs4R8F8YRqidUSauSSQC+LdjTFTAKBggqhkjO\nPQQDAgNHADBEAiB2Qr25tG3jndcBC3ToNJYAiEDa7ZrhbmfawxTS5TzKZAIgZ3dd\nbCThxS/3MFkHuXFAlbx6cGV23Qn9vyXcLCHx0XQ=\n-----END CERTIFICATE-----\n",</text:p>
      <text:p text:style-name="Standard"><text:s text:c="16"/>"CertIssuerSubject": "MBMxETAPBgNVBAMTCHN3YXJtLWNh",</text:p>
      <text:p text:style-name="Standard"><text:soft-page-break/><text:s text:c="16"/>"CertIssuerPublicKey": "MFkwEwYHKoZIzj0CAQYIKoZIzj0DAQcDQgAERC3XBsGnJj5QfDTxEh6FHg/I0A6uQ4ujkjstA9Yl5CDAXsOY/npBd32Suq/us5pwC5NfZSKJ9ab9mJBuFamZIA=="</text:p>
      <text:p text:style-name="Standard"><text:s text:c="12"/>}</text:p>
      <text:p text:style-name="Standard"><text:s text:c="8"/>},</text:p>
      <text:p text:style-name="Standard"><text:s text:c="8"/>"Status": {</text:p>
      <text:p text:style-name="Standard"><text:s text:c="12"/>"State": "ready",</text:p>
      <text:p text:style-name="Standard"><text:s text:c="12"/>"Addr": "192.168.99.101"</text:p>
      <text:p text:style-name="Standard"><text:s text:c="8"/>}</text:p>
      <text:p text:style-name="Standard"><text:s text:c="4"/>}</text:p>
      <text:p text:style-name="Standard">]</text:p>
      <text:p text:style-name="Standard">docker@mgr1:~$ exit status 255 <text:s text:c="107"/>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docker-machine ps</text:p>
      <text:p text:style-name="Standard">docker-machine: 'ps' is not a docker-machine command. See 'docker-machine --help'.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ls</text:span></text:p>
      <text:p text:style-name="Standard">NAME <text:s text:c="3"/>ACTIVE <text:s text:c="2"/>DRIVER <text:s text:c="6"/>STATE <text:s text:c="4"/>URL <text:s text:c="24"/>SWARM <text:s text:c="2"/>DOCKER <text:s text:c="5"/>ERRORS</text:p>
      <text:p text:style-name="Standard">mgr1 <text:s text:c="3"/>- <text:s text:c="7"/>virtualbox <text:s text:c="2"/>Running <text:s text:c="2"/>tcp://192.168.99.100:2376 <text:s text:c="10"/>v19.03.12 <text:s text:c="2"/></text:p>
      <text:p text:style-name="Standard">wrkr1 <text:s text:c="2"/>- <text:s text:c="7"/>virtualbox <text:s text:c="2"/>Running <text:s text:c="2"/>tcp://192.168.99.101:2376 <text:s text:c="10"/>v19.03.12 <text:s text:c="2"/></text:p>
      <text:p text:style-name="Standard">wrkr2 <text:s text:c="2"/>- <text:s text:c="7"/>virtualbox <text:s text:c="2"/>Running <text:s text:c="2"/>tcp://192.168.99.102:2376 <text:s text:c="10"/>v19.03.12 <text:s text:c="2"/></text:p>
      <text:p text:style-name="Standard">wrkr3 <text:s text:c="2"/>- <text:s text:c="7"/>virtualbox <text:s text:c="2"/>Running <text:s text:c="2"/>tcp://192.168.99.103:2376 <text:s text:c="10"/>v19.03.12 <text:s text:c="2"/>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docker-machine ssh 192.168.99.101</text:p>
      <text:p text:style-name="Standard">Docker machine "192.168.99.101" does not exist. Use "docker-machine ls" to list machines. Use "docker-machine create" to add a new one.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docker-machine ssh 192.168.99.100</text:p>
      <text:p text:style-name="Standard">Docker machine "192.168.99.100" does not exist. Use "docker-machine ls" to list machines. Use "docker-machine create" to add a new one.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docker-machine ls</text:p>
      <text:p text:style-name="Standard">NAME <text:s text:c="3"/>ACTIVE <text:s text:c="2"/>DRIVER <text:s text:c="6"/>STATE <text:s text:c="4"/>URL <text:s text:c="24"/>SWARM <text:s text:c="2"/>DOCKER <text:s text:c="5"/>ERRORS</text:p>
      <text:p text:style-name="Standard">mgr1 <text:s text:c="3"/>- <text:s text:c="7"/>virtualbox <text:s text:c="2"/>Running <text:s text:c="2"/>tcp://192.168.99.100:2376 <text:s text:c="10"/>v19.03.12 <text:s text:c="2"/></text:p>
      <text:p text:style-name="Standard">wrkr1 <text:s text:c="2"/>- <text:s text:c="7"/>virtualbox <text:s text:c="2"/>Running <text:s text:c="2"/>tcp://192.168.99.101:2376 <text:s text:c="10"/>v19.03.12 <text:s text:c="2"/></text:p>
      <text:p text:style-name="Standard">wrkr2 <text:s text:c="2"/>- <text:s text:c="7"/>virtualbox <text:s text:c="2"/>Running <text:s text:c="2"/>tcp://192.168.99.102:2376 <text:s text:c="10"/>v19.03.12 <text:s text:c="2"/></text:p>
      <text:p text:style-name="Standard">wrkr3 <text:s text:c="2"/>- <text:s text:c="7"/>virtualbox <text:s text:c="2"/>Running <text:s text:c="2"/>tcp://192.168.99.103:2376 <text:s text:c="10"/>v19.03.12 <text:s text:c="2"/></text:p>
      <text:p text:style-name="Standard"><text:soft-page-break/></text:p>
      <text:p text:style-name="Standard"/>
      <text:p text:style-name="Standard">========================================================================================</text:p>
      <text:p text:style-name="Standard">don-IV $<text:span text:style-name="T2"> docker-machine ssh wrkr1</text:span> <text:s text:c="8"/></text:p>
      <text:p text:style-name="Standard"><text:s text:c="3"/>( '&gt;')</text:p>
      <text:p text:style-name="Standard"><text:s text:c="2"/>/) TC (\ <text:s text:c="2"/>Core is distributed with ABSOLUTELY NO WARRANTY.</text:p>
      <text:p text:style-name="Standard"><text:s/>(/-_--_-\) <text:s text:c="10"/>www.tinycorelinux.net</text:p>
      <text:p text:style-name="Standard"/>
      <text:p text:style-name="Standard">docker@wrkr1:~$ <text:span text:style-name="T2">docker swarm leave</text:span></text:p>
      <text:p text:style-name="Standard">Node left the swarm.</text:p>
      <text:p text:style-name="Standard"/>
      <text:p text:style-name="Standard">docker@wrkr1:~$ exit <text:s text:c="117"/></text:p>
      <text:p text:style-name="Standard">logout</text:p>
      <text:p text:style-name="Standard">exit status 127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ls </text:span><text:s text:c="6"/></text:p>
      <text:p text:style-name="Standard">NAME <text:s text:c="3"/>ACTIVE <text:s text:c="2"/>DRIVER <text:s text:c="6"/>STATE <text:s text:c="4"/>URL <text:s text:c="24"/>SWARM <text:s text:c="2"/>DOCKER <text:s text:c="5"/>ERRORS</text:p>
      <text:p text:style-name="Standard">mgr1 <text:s text:c="3"/>- <text:s text:c="7"/>virtualbox <text:s text:c="2"/>Running <text:s text:c="2"/>tcp://192.168.99.100:2376 <text:s text:c="10"/>v19.03.12 <text:s text:c="2"/></text:p>
      <text:p text:style-name="Standard">wrkr1 <text:s text:c="2"/>- <text:s text:c="7"/>virtualbox <text:s text:c="2"/>Running <text:s text:c="2"/>tcp://192.168.99.101:2376 <text:s text:c="10"/>v19.03.12 <text:s text:c="2"/></text:p>
      <text:p text:style-name="Standard">wrkr2 <text:s text:c="2"/>- <text:s text:c="7"/>virtualbox <text:s text:c="2"/>Running <text:s text:c="2"/>tcp://192.168.99.102:2376 <text:s text:c="10"/>v19.03.12 <text:s text:c="2"/></text:p>
      <text:p text:style-name="Standard">wrkr3 <text:s text:c="2"/>- <text:s text:c="7"/>virtualbox <text:s text:c="2"/>Running <text:s text:c="2"/>tcp://192.168.99.103:2376 <text:s text:c="10"/>v19.03.12 <text:s text:c="2"/>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ssh mgr1 </text:span></text:p>
      <text:p text:style-name="Standard"><text:s text:c="3"/>( '&gt;')</text:p>
      <text:p text:style-name="Standard"><text:s text:c="2"/>/) TC (\ <text:s text:c="2"/>Core is distributed with ABSOLUTELY NO WARRANTY.</text:p>
      <text:p text:style-name="Standard"><text:s/>(/-_--_-\) <text:s text:c="10"/>www.tinycorelinux.net</text:p>
      <text:p text:style-name="Standard"/>
      <text:p text:style-name="Standard">docker@mgr1:~$ <text:span text:style-name="T2">docker service ls</text:span></text:p>
      <text:p text:style-name="Standard">ID <text:s text:c="17"/>NAME <text:s text:c="15"/>MODE <text:s text:c="15"/>REPLICAS <text:s text:c="11"/>IMAGE <text:s text:c="14"/>PORTS</text:p>
      <text:p text:style-name="Standard">8os7oh3gboo9 <text:s text:c="7"/>nginx <text:s text:c="14"/>replicated <text:s text:c="9"/>2/2 <text:s text:c="16"/>nginx:latest <text:s text:c="7"/>*:80-&gt;80/tcp</text:p>
      <text:p text:style-name="Standard">docker@mgr1:~$ <text:span text:style-name="T2">docker service stop nginx <text:s/></text:span><text:s text:c="96"/></text:p>
      <text:p text:style-name="Standard"/>
      <text:p text:style-name="Standard">Usage:<text:tab/>docker service COMMAND</text:p>
      <text:p text:style-name="Standard"/>
      <text:p text:style-name="Standard">Manage services</text:p>
      <text:p text:style-name="Standard"/>
      <text:p text:style-name="Standard">Commands:</text:p>
      <text:p text:style-name="Standard"><text:s text:c="2"/>create <text:s text:c="5"/>Create a new service</text:p>
      <text:p text:style-name="Standard"><text:s text:c="2"/>inspect <text:s text:c="4"/>Display detailed information on one or more services</text:p>
      <text:p text:style-name="Standard"><text:s text:c="2"/>logs <text:s text:c="7"/>Fetch the logs of a service or task</text:p>
      <text:p text:style-name="Standard"><text:s text:c="2"/>ls <text:s text:c="9"/>List services</text:p>
      <text:p text:style-name="Standard"><text:s text:c="2"/>ps <text:s text:c="9"/>List the tasks of one or more services</text:p>
      <text:p text:style-name="Standard"><text:s text:c="2"/>rm <text:s text:c="9"/>Remove one or more services</text:p>
      <text:p text:style-name="Standard"><text:s text:c="2"/>rollback <text:s text:c="3"/>Revert changes to a service's configuration</text:p>
      <text:p text:style-name="Standard"><text:s text:c="2"/>scale <text:s text:c="6"/>Scale one or multiple replicated services</text:p>
      <text:p text:style-name="Standard"><text:soft-page-break/><text:s text:c="2"/>update <text:s text:c="5"/>Update a service</text:p>
      <text:p text:style-name="Standard"/>
      <text:p text:style-name="Standard">Run 'docker service COMMAND --help' for more information on a command.</text:p>
      <text:p text:style-name="Standard">docker@mgr1:~$ <text:span text:style-name="T2">docker service scale nginx=0 </text:span><text:s text:c="94"/></text:p>
      <text:p text:style-name="Standard">nginx scaled to 0</text:p>
      <text:p text:style-name="Standard">overall progress: 0 out of 0 tasks </text:p>
      <text:p text:style-name="Standard">verify: Service converged </text:p>
      <text:p text:style-name="Standard">docker@mgr1:~$ docker swarm ls <text:s text:c="107"/></text:p>
      <text:p text:style-name="Standard"/>
      <text:p text:style-name="Standard">Usage:<text:tab/>docker swarm COMMAND</text:p>
      <text:p text:style-name="Standard"/>
      <text:p text:style-name="Standard">Manage Swarm</text:p>
      <text:p text:style-name="Standard"/>
      <text:p text:style-name="Standard">Commands:</text:p>
      <text:p text:style-name="Standard"><text:s text:c="2"/>ca <text:s text:c="9"/>Display and rotate the root CA</text:p>
      <text:p text:style-name="Standard"><text:s text:c="2"/>init <text:s text:c="7"/>Initialize a swarm</text:p>
      <text:p text:style-name="Standard"><text:s text:c="2"/>join <text:s text:c="7"/>Join a swarm as a node and/or manager</text:p>
      <text:p text:style-name="Standard"><text:s text:c="2"/>join-token <text:s/>Manage join tokens</text:p>
      <text:p text:style-name="Standard"><text:s text:c="2"/>leave <text:s text:c="6"/>Leave the swarm</text:p>
      <text:p text:style-name="Standard"><text:s text:c="2"/>unlock <text:s text:c="5"/>Unlock swarm</text:p>
      <text:p text:style-name="Standard"><text:s text:c="2"/>unlock-key <text:s/>Manage the unlock key</text:p>
      <text:p text:style-name="Standard"><text:s text:c="2"/>update <text:s text:c="5"/>Update the swarm</text:p>
      <text:p text:style-name="Standard"/>
      <text:p text:style-name="Standard">Run 'docker swarm COMMAND --help' for more information on a command.</text:p>
      <text:p text:style-name="Standard">docker@mgr1:~$ <text:span text:style-name="T2">docker node ls </text:span><text:s text:c="108"/></text:p>
      <text:p text:style-name="Standard">ID <text:s text:c="27"/>HOSTNAME <text:s text:c="11"/>STATUS <text:s text:c="13"/>AVAILABILITY <text:s text:c="7"/>MANAGER STATUS <text:s text:c="5"/>ENGINE VERSION</text:p>
      <text:p text:style-name="Standard">nkrzsres16o5aqievz65n7yrr * <text:s text:c="2"/>mgr1 <text:s text:c="15"/>Ready <text:s text:c="14"/>Active <text:s text:c="13"/>Leader <text:s text:c="13"/>19.03.12</text:p>
      <text:p text:style-name="Standard">vqvzlw84cn7jkmpjxmijh5ha9 <text:s text:c="4"/>wrkr1 <text:s text:c="14"/>Down <text:s text:c="15"/>Active <text:s text:c="33"/>19.03.12</text:p>
      <text:p text:style-name="Standard">zxrecsgm12cu3nhccbvxnvc9p <text:s text:c="4"/>wrkr2 <text:s text:c="14"/>Ready <text:s text:c="14"/>Active <text:s text:c="33"/>19.03.12</text:p>
      <text:p text:style-name="Standard">i9yvoiwtdcz8uc6rxstnrxung <text:s text:c="4"/>wrkr3 <text:s text:c="14"/>Ready <text:s text:c="14"/>Active <text:s text:c="33"/>19.03.12</text:p>
      <text:p text:style-name="Standard">docker@mgr1:~$ docker node wrk2 <text:s text:c="106"/></text:p>
      <text:p text:style-name="Standard"/>
      <text:p text:style-name="Standard">Usage:<text:tab/>docker node COMMAND</text:p>
      <text:p text:style-name="Standard"/>
      <text:p text:style-name="Standard">Manage Swarm nodes</text:p>
      <text:p text:style-name="Standard"/>
      <text:p text:style-name="Standard">Commands:</text:p>
      <text:p text:style-name="Standard"><text:s text:c="2"/>demote <text:s text:c="5"/>Demote one or more nodes from manager in the swarm</text:p>
      <text:p text:style-name="Standard"><text:s text:c="2"/>inspect <text:s text:c="4"/>Display detailed information on one or more nodes</text:p>
      <text:p text:style-name="Standard"><text:s text:c="2"/>ls <text:s text:c="9"/>List nodes in the swarm</text:p>
      <text:p text:style-name="Standard"><text:s text:c="2"/>promote <text:s text:c="4"/>Promote one or more nodes to manager in the swarm</text:p>
      <text:p text:style-name="Standard"><text:s text:c="2"/>ps <text:s text:c="9"/>List tasks running on one or more nodes, defaults to current node</text:p>
      <text:p text:style-name="Standard"><text:s text:c="2"/>rm <text:s text:c="9"/>Remove one or more nodes from the swarm</text:p>
      <text:p text:style-name="Standard"><text:s text:c="2"/>update <text:s text:c="5"/>Update a node</text:p>
      <text:p text:style-name="Standard"/>
      <text:p text:style-name="Standard">Run 'docker node COMMAND --help' for more information on a command.</text:p>
      <text:p text:style-name="Standard">docker@mgr1:~$ docker node rm wrk2 <text:s text:c="103"/></text:p>
      <text:p text:style-name="Standard">Error: No such node: wrk2</text:p>
      <text:p text:style-name="Standard"><text:soft-page-break/>docker@mgr1:~$ docker node rm wrkr2 <text:s text:c="102"/></text:p>
      <text:p text:style-name="Standard">Error response from daemon: rpc error: code = FailedPrecondition desc = node zxrecsgm12cu3nhccbvxnvc9p is not down and can't be removed</text:p>
      <text:p text:style-name="Standard">docker@mgr1:~$ exit <text:s text:c="118"/></text:p>
      <text:p text:style-name="Standard">logout</text:p>
      <text:p text:style-name="Standard">exit status 1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ssh wrkr2</text:span></text:p>
      <text:p text:style-name="Standard"><text:s text:c="3"/>( '&gt;')</text:p>
      <text:p text:style-name="Standard"><text:s text:c="2"/>/) TC (\ <text:s text:c="2"/>Core is distributed with ABSOLUTELY NO WARRANTY.</text:p>
      <text:p text:style-name="Standard"><text:s/>(/-_--_-\) <text:s text:c="10"/>www.tinycorelinux.net</text:p>
      <text:p text:style-name="Standard"/>
      <text:p text:style-name="Standard">docker@wrkr2:~$ d<text:span text:style-name="T2">ocker swarm leave</text:span></text:p>
      <text:p text:style-name="Standard">Node left the swarm.</text:p>
      <text:p text:style-name="Standard">docker@wrkr2:~$ exot <text:s text:c="117"/></text:p>
      <text:p text:style-name="Standard">-bash: exot: command not found</text:p>
      <text:p text:style-name="Standard">docker@wrkr2:~$ <text:span text:style-name="T2">exit <text:s text:c="3"/></text:span><text:s text:c="114"/></text:p>
      <text:p text:style-name="Standard">logout</text:p>
      <text:p text:style-name="Standard">exit status 127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ssh mgr1</text:span> </text:p>
      <text:p text:style-name="Standard"><text:s text:c="3"/>( '&gt;')</text:p>
      <text:p text:style-name="Standard"><text:s text:c="2"/>/) TC (\ <text:s text:c="2"/>Core is distributed with ABSOLUTELY NO WARRANTY.</text:p>
      <text:p text:style-name="Standard"><text:s/>(/-_--_-\) <text:s text:c="10"/>www.tinycorelinux.net</text:p>
      <text:p text:style-name="Standard"/>
      <text:p text:style-name="Standard">docker@mgr1:~$ <text:span text:style-name="T2">docker node ls <text:s text:c="2"/></text:span><text:s text:c="3"/></text:p>
      <text:p text:style-name="Standard">ID <text:s text:c="27"/>HOSTNAME <text:s text:c="11"/>STATUS <text:s text:c="13"/>AVAILABILITY <text:s text:c="7"/>MANAGER STATUS <text:s text:c="5"/>ENGINE VERSION</text:p>
      <text:p text:style-name="Standard">nkrzsres16o5aqievz65n7yrr * <text:s text:c="2"/>mgr1 <text:s text:c="15"/>Ready <text:s text:c="14"/>Active <text:s text:c="13"/>Leader <text:s text:c="13"/>19.03.12</text:p>
      <text:p text:style-name="Standard">vqvzlw84cn7jkmpjxmijh5ha9 <text:s text:c="4"/>wrkr1 <text:s text:c="14"/>Down <text:s text:c="15"/>Active <text:s text:c="33"/>19.03.12</text:p>
      <text:p text:style-name="Standard">zxrecsgm12cu3nhccbvxnvc9p <text:s text:c="4"/>wrkr2 <text:s text:c="14"/>Down <text:s text:c="15"/>Active <text:s text:c="33"/>19.03.12</text:p>
      <text:p text:style-name="Standard">i9yvoiwtdcz8uc6rxstnrxung <text:s text:c="4"/>wrkr3 <text:s text:c="14"/>Ready <text:s text:c="14"/>Active <text:s text:c="33"/>19.03.12</text:p>
      <text:p text:style-name="Standard">docker@mgr1:~$ <text:span text:style-name="T2">exit</text:span> <text:s text:c="118"/></text:p>
      <text:p text:style-name="Standard">logout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ssh wrkr3</text:span></text:p>
      <text:p text:style-name="Standard"><text:s text:c="3"/>( '&gt;')</text:p>
      <text:p text:style-name="Standard"><text:s text:c="2"/>/) TC (\ <text:s text:c="2"/>Core is distributed with ABSOLUTELY NO WARRANTY.</text:p>
      <text:p text:style-name="Standard"><text:s/>(/-_--_-\) <text:s text:c="10"/>www.tinycorelinux.net</text:p>
      <text:p text:style-name="Standard"/>
      <text:p text:style-name="Standard"><text:soft-page-break/>docker@wrkr3:~$ <text:span text:style-name="T2">docker swarm leave </text:span><text:s text:c="35"/>ur 192.168.99.100:2377</text:p>
      <text:p text:style-name="Standard">Node left the swarm.</text:p>
      <text:p text:style-name="Standard">docker@wrkr3:~$ <text:span text:style-name="T2">exit <text:s text:c="3"/></text:span><text:s text:c="114"/></text:p>
      <text:p text:style-name="Standard">logout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ssh mgr1 </text:span></text:p>
      <text:p text:style-name="Standard"><text:s text:c="3"/>( '&gt;')</text:p>
      <text:p text:style-name="Standard"><text:s text:c="2"/>/) TC (\ <text:s text:c="2"/>Core is distributed with ABSOLUTELY NO WARRANTY.</text:p>
      <text:p text:style-name="Standard"><text:s/>(/-_--_-\) <text:s text:c="10"/>www.tinycorelinux.net</text:p>
      <text:p text:style-name="Standard"/>
      <text:p text:style-name="Standard">docker@mgr1:~$ <text:span text:style-name="T2">docker swarm leave</text:span></text:p>
      <text:p text:style-name="Standard">Error response from daemon: You are attempting to leave the swarm on a node that is participating as a manager. Removing the last manager erases all current state of the swarm. Use `--force` to ignore this message.</text:p>
      <text:p text:style-name="Standard">docker@mgr1:~$ <text:span text:style-name="T2">docker swarm leave --force</text:span> <text:s text:c="96"/></text:p>
      <text:p text:style-name="Standard">Node left the swarm.</text:p>
      <text:p text:style-name="Standard">docker@mgr1:~$ <text:span text:style-name="T2">docker node ls <text:s text:c="9"/></text:span><text:s text:c="99"/></text:p>
      <text:p text:style-name="Standard">Error response from daemon: This node is not a swarm manager. Use "docker swarm init" or "docker swarm join" to connect this node to swarm and try again.</text:p>
      <text:p text:style-name="Standard">docker@mgr1:~$ <text:span text:style-name="T2">exit <text:s/></text:span><text:s text:c="117"/></text:p>
      <text:p text:style-name="Standard">logout</text:p>
      <text:p text:style-name="Standard">exit status 1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ls</text:span></text:p>
      <text:p text:style-name="Standard">NAME <text:s text:c="3"/>ACTIVE <text:s text:c="2"/>DRIVER <text:s text:c="6"/>STATE <text:s text:c="4"/>URL <text:s text:c="24"/>SWARM <text:s text:c="2"/>DOCKER <text:s text:c="5"/>ERRORS</text:p>
      <text:p text:style-name="Standard">mgr1 <text:s text:c="3"/>- <text:s text:c="7"/>virtualbox <text:s text:c="2"/>Running <text:s text:c="2"/>tcp://192.168.99.100:2376 <text:s text:c="10"/>v19.03.12 <text:s text:c="2"/></text:p>
      <text:p text:style-name="Standard">wrkr1 <text:s text:c="2"/>- <text:s text:c="7"/>virtualbox <text:s text:c="2"/>Running <text:s text:c="2"/>tcp://192.168.99.101:2376 <text:s text:c="10"/>v19.03.12 <text:s text:c="2"/></text:p>
      <text:p text:style-name="Standard">wrkr2 <text:s text:c="2"/>- <text:s text:c="7"/>virtualbox <text:s text:c="2"/>Running <text:s text:c="2"/>tcp://192.168.99.102:2376 <text:s text:c="10"/>v19.03.12 <text:s text:c="2"/></text:p>
      <text:p text:style-name="Standard">wrkr3 <text:s text:c="2"/>- <text:s text:c="7"/>virtualbox <text:s text:c="2"/>Running <text:s text:c="2"/>tcp://192.168.99.103:2376 <text:s text:c="10"/>v19.03.12 <text:s text:c="2"/>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rm mgr1</text:span></text:p>
      <text:p text:style-name="Standard">About to remove mgr1</text:p>
      <text:p text:style-name="Standard">WARNING: This action will delete both local reference and remote instance.</text:p>
      <text:p text:style-name="Standard">Are you sure? (y/n): y</text:p>
      <text:p text:style-name="Standard">Successfully removed mgr1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rm wrkr1</text:span></text:p>
      <text:p text:style-name="Standard">About to remove wrkr1</text:p>
      <text:p text:style-name="Standard">WARNING: This action will delete both local reference and remote instance.</text:p>
      <text:p text:style-name="Standard">Are you sure? (y/n): y</text:p>
      <text:p text:style-name="Standard"><text:soft-page-break/>Successfully removed wrkr1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rm wrkr2</text:span></text:p>
      <text:p text:style-name="Standard">About to remove wrkr2</text:p>
      <text:p text:style-name="Standard">WARNING: This action will delete both local reference and remote instance.</text:p>
      <text:p text:style-name="Standard">Are you sure? (y/n): y</text:p>
      <text:p text:style-name="Standard">Successfully removed wrkr2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text:span text:style-name="T2">docker-machine rm wrkr3</text:span></text:p>
      <text:p text:style-name="Standard">About to remove wrkr3</text:p>
      <text:p text:style-name="Standard">WARNING: This action will delete both local reference and remote instance.</text:p>
      <text:p text:style-name="Standard">Are you sure? (y/n): y</text:p>
      <text:p text:style-name="Standard">Successfully removed wrkr3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<text:span text:style-name="T2"> docker-machine ls</text:span> <text:s text:c="5"/></text:p>
      <text:p text:style-name="Standard">NAME <text:s text:c="2"/>ACTIVE <text:s text:c="2"/>DRIVER <text:s text:c="2"/>STATE <text:s text:c="2"/>URL <text:s text:c="2"/>SWARM <text:s text:c="2"/>DOCKER <text:s text:c="2"/>ERRORS</text:p>
      <text:p text:style-name="Standard"/>
      <text:p text:style-name="Standard"/>
      <text:p text:style-name="Standard">========================================================================================</text:p>
      <text:p text:style-name="Standard">don-IV $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13T13:03:54.153768834</meta:creation-date>
    <dc:date>2021-01-13T13:17:33.012468247</dc:date>
    <meta:editing-duration>PT13M38S</meta:editing-duration>
    <meta:editing-cycles>4</meta:editing-cycles>
    <meta:generator>LibreOffice/7.0.3.1$MacOSX_X86_64 LibreOffice_project/d7547858d014d4cf69878db179d326fc3483e082</meta:generator>
    <meta:document-statistic meta:table-count="0" meta:image-count="0" meta:object-count="0" meta:page-count="19" meta:paragraph-count="752" meta:word-count="2932" meta:character-count="38338" meta:non-whitespace-character-count="24053"/>
  </office:meta>
</office:document-meta>
</file>